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4079a" officeooo:paragraph-rsid="0004079a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officeooo:rsid="0004079a" officeooo:paragraph-rsid="00154c03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2pt" officeooo:rsid="0004079a" officeooo:paragraph-rsid="0004079a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4079a" officeooo:paragraph-rsid="00154c03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53f46" officeooo:paragraph-rsid="00053f46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9b53" officeooo:paragraph-rsid="00079b53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9b53" officeooo:paragraph-rsid="000d1359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79b53" officeooo:paragraph-rsid="00154c03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d1359" officeooo:paragraph-rsid="000d1359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d1359" officeooo:paragraph-rsid="00154c03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322ab" officeooo:paragraph-rsid="001322ab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322ab" officeooo:paragraph-rsid="00154c03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053f46" officeooo:paragraph-rsid="00053f46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font-weight="bold" officeooo:rsid="00053f46" officeooo:paragraph-rsid="00154c03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fo:font-weight="bold" officeooo:rsid="0006276f" officeooo:paragraph-rsid="0006276f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fo:font-weight="bold" officeooo:rsid="0006276f" officeooo:paragraph-rsid="00154c03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fo:font-weight="bold" officeooo:rsid="000d1359" officeooo:paragraph-rsid="000d1359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fo:font-weight="bold" officeooo:rsid="000d1359" officeooo:paragraph-rsid="00154c03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fo:font-weight="bold" officeooo:rsid="00115a0a" officeooo:paragraph-rsid="00115a0a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4pt" fo:font-weight="bold" officeooo:rsid="00115a0a" officeooo:paragraph-rsid="00154c03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4pt" style:text-underline-style="none" fo:font-weight="bold" officeooo:rsid="00053f46" officeooo:paragraph-rsid="00053f46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style:text-underline-style="none" fo:font-weight="bold" officeooo:rsid="00053f46" officeooo:paragraph-rsid="00154c03" style:font-size-asian="14pt" style:font-weight-asian="bold" style:font-size-complex="14pt" style:font-weight-complex="bold"/>
    </style:style>
    <style:style style:name="T1" style:family="text">
      <style:text-properties officeooo:rsid="00053f46"/>
    </style:style>
    <style:style style:name="T2" style:family="text">
      <style:text-properties officeooo:rsid="00082ea0"/>
    </style:style>
    <style:style style:name="T3" style:family="text">
      <style:text-properties officeooo:rsid="0009767d"/>
    </style:style>
    <style:style style:name="T4" style:family="text">
      <style:text-properties officeooo:rsid="000acdfe"/>
    </style:style>
    <style:style style:name="T5" style:family="text">
      <style:text-properties officeooo:rsid="000b8113"/>
    </style:style>
    <style:style style:name="T6" style:family="text">
      <style:text-properties officeooo:rsid="000c65f8"/>
    </style:style>
    <style:style style:name="T7" style:family="text">
      <style:text-properties officeooo:rsid="000d1359"/>
    </style:style>
    <style:style style:name="T8" style:family="text">
      <style:text-properties officeooo:rsid="000e92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1.01 Implémentation d’un besoin client</text:p>
      <text:p text:style-name="P2"/>
      <text:p text:style-name="P2">_____________________________________________</text:p>
      <text:p text:style-name="P2"/>
      <text:p text:style-name="P2"/>
      <text:p text:style-name="P22">1) Projet et ses objectifs :</text:p>
      <text:p text:style-name="P4"/>
      <text:p text:style-name="P4">Ce<text:span text:style-name="T1">t</text:span>t<text:span text:style-name="T1">e</text:span> Saé avait pour projet de recréer le jeu « Timeline » en java. Un jeu fonctionnel était attendu à la fin des 12 heures ( c’est à dire un joueur, une main pour le joueur, une pioche et une frise ) .</text:p>
      <text:p text:style-name="P4"/>
      <text:p text:style-name="P16"/>
      <text:p text:style-name="P16">2) Organisation collaborative :</text:p>
      <text:p text:style-name="P14"/>
      <text:p text:style-name="P8">Cette Saé devait être réalisé en binôme. J’ai globalement réalisé le code pur des fonctions avancées, ainsi qu’une grande partie du compte-rendu. <text:span text:style-name="T2">Mon partenaire </text:span><text:span text:style-name="T3">a</text:span><text:span text:style-name="T2"> réfléchis à comment </text:span><text:span text:style-name="T4">coder la base des</text:span><text:span text:style-name="T2"> fonctions et </text:span><text:span text:style-name="T3">a</text:span><text:span text:style-name="T2"> réalisé la javadoc. </text:span></text:p>
      <text:p text:style-name="P8"/>
      <text:p text:style-name="P8"/>
      <text:p text:style-name="P18">3) Étapes et difficultés :</text:p>
      <text:p text:style-name="P18"/>
      <text:p text:style-name="P10">Le projet était découpé selon moi en trois étapes majeures :</text:p>
      <text:p text:style-name="P10"/>
      <text:p text:style-name="P10">- Création de la base du jeu ( classe pour les cartes, les paquets...)</text:p>
      <text:p text:style-name="P10">- Développement de la façon de jouer ( création de programme pour jouer )</text:p>
      <text:p text:style-name="P10">- Questions optionnelles ( <text:span text:style-name="T8">gestion des scores,</text:span>multijoueur … )</text:p>
      <text:p text:style-name="P10"/>
      <text:p text:style-name="P8"><text:span text:style-name="T5">Les difficultés ont surtout résidé </text:span><text:span text:style-name="T6">dans le développement et l’innovation du programme « jeu » . </text:span><text:span text:style-name="T7">Trouvé comment le développé était l’aspect le plus compliqué. </text:span></text:p>
      <text:p text:style-name="P8"/>
      <text:p text:style-name="P20"/>
      <text:p text:style-name="P20">4 ) Amélioration pour l’avenir :</text:p>
      <text:p text:style-name="P20"/>
      <text:p text:style-name="P12">Aucune amélioration notable, la SAE c’est très bien passé, l’organisation était bonne et mon niveau en java était largement suffisant pour répondre aux questions.</text:p>
      <text:p text:style-name="P8"/>
      <text:p text:style-name="P5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1-13T14:24:31.680000000</meta:creation-date>
    <dc:date>2025-01-13T15:20:55.765000000</dc:date>
    <meta:editing-duration>PT45M57S</meta:editing-duration>
    <meta:editing-cycles>16</meta:editing-cycles>
    <meta:generator>LibreOffice/7.1.0.3$Windows_X86_64 LibreOffice_project/f6099ecf3d29644b5008cc8f48f42f4a40986e4c</meta:generator>
    <meta:document-statistic meta:table-count="0" meta:image-count="0" meta:object-count="0" meta:page-count="1" meta:paragraph-count="14" meta:word-count="205" meta:character-count="1223" meta:non-whitespace-character-count="1030"/>
  </office:meta>
</office:document-meta>
</file>